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officeooo:rsid="003a00e6" officeooo:paragraph-rsid="003a00e6"/>
    </style:style>
    <style:style style:name="P2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14b04c" officeooo:paragraph-rsid="0014b04c"/>
    </style:style>
    <style:style style:name="P3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14b04c" officeooo:paragraph-rsid="0015a45f"/>
    </style:style>
    <style:style style:name="P4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1693a2" officeooo:paragraph-rsid="001693a2"/>
    </style:style>
    <style:style style:name="P5" style:family="paragraph" style:parent-style-name="Text_20_body" style:list-style-name="L2">
      <style:paragraph-properties fo:line-height="100%"/>
      <style:text-properties style:text-underline-style="solid" style:text-underline-width="auto" style:text-underline-color="font-color" officeooo:rsid="001693a2" officeooo:paragraph-rsid="001693a2"/>
    </style:style>
    <style:style style:name="P6" style:family="paragraph" style:parent-style-name="Text_20_body" style:list-style-name="L2">
      <style:paragraph-properties fo:line-height="100%"/>
      <style:text-properties style:text-underline-style="solid" style:text-underline-width="auto" style:text-underline-color="font-color" officeooo:rsid="001693a2" officeooo:paragraph-rsid="00181364"/>
    </style:style>
    <style:style style:name="P7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174dd3" officeooo:paragraph-rsid="00174dd3"/>
    </style:style>
    <style:style style:name="P8" style:family="paragraph" style:parent-style-name="Text_20_body">
      <style:paragraph-properties fo:line-height="100%"/>
      <style:text-properties officeooo:paragraph-rsid="001352d2"/>
    </style:style>
    <style:style style:name="P9" style:family="paragraph" style:parent-style-name="Text_20_body">
      <style:paragraph-properties fo:line-height="100%"/>
      <style:text-properties style:text-underline-style="none" officeooo:rsid="001352d2" officeooo:paragraph-rsid="001352d2"/>
    </style:style>
    <style:style style:name="P10" style:family="paragraph" style:parent-style-name="Text_20_body">
      <style:paragraph-properties fo:line-height="100%"/>
      <style:text-properties style:text-underline-style="none" officeooo:rsid="0014b04c" officeooo:paragraph-rsid="0014b04c"/>
    </style:style>
    <style:style style:name="P11" style:family="paragraph" style:parent-style-name="Text_20_body" style:list-style-name="L1">
      <style:paragraph-properties fo:line-height="100%"/>
      <style:text-properties style:text-underline-style="none" officeooo:rsid="0014b04c" officeooo:paragraph-rsid="0015a45f"/>
    </style:style>
    <style:style style:name="P12" style:family="paragraph" style:parent-style-name="Text_20_body" style:list-style-name="L1">
      <style:paragraph-properties fo:line-height="100%"/>
      <style:text-properties style:text-underline-style="none" officeooo:rsid="003a00e6" officeooo:paragraph-rsid="003a00e6"/>
    </style:style>
    <style:style style:name="P13" style:family="paragraph" style:parent-style-name="Text_20_body" style:list-style-name="L2">
      <style:paragraph-properties fo:line-height="100%"/>
      <style:text-properties fo:color="#000000" style:text-underline-style="solid" style:text-underline-width="auto" style:text-underline-color="font-color" officeooo:rsid="00181364" officeooo:paragraph-rsid="00181364"/>
    </style:style>
    <style:style style:name="P14" style:family="paragraph" style:parent-style-name="Text_20_body" style:list-style-name="L2">
      <style:paragraph-properties fo:line-height="100%"/>
      <style:text-properties fo:color="#000000" style:text-underline-style="solid" style:text-underline-width="auto" style:text-underline-color="font-color" officeooo:rsid="00181364" officeooo:paragraph-rsid="001e0b1d"/>
    </style:style>
    <style:style style:name="P15" style:family="paragraph" style:parent-style-name="Text_20_body">
      <style:paragraph-properties fo:line-height="100%"/>
      <style:text-properties fo:color="#000000" style:text-underline-style="solid" style:text-underline-width="auto" style:text-underline-color="font-color" officeooo:rsid="0031e73d" officeooo:paragraph-rsid="0031e73d"/>
    </style:style>
    <style:style style:name="P16" style:family="paragraph" style:parent-style-name="Text_20_body">
      <style:paragraph-properties fo:line-height="100%"/>
      <style:text-properties fo:color="#000000" style:text-underline-style="solid" style:text-underline-width="auto" style:text-underline-color="font-color" officeooo:rsid="003a00e6" officeooo:paragraph-rsid="003a00e6"/>
    </style:style>
    <style:style style:name="P17" style:family="paragraph" style:parent-style-name="Text_20_body" style:list-style-name="L3">
      <style:paragraph-properties fo:line-height="100%"/>
      <style:text-properties fo:color="#000000" officeooo:paragraph-rsid="001f8fc1"/>
    </style:style>
    <style:style style:name="P18" style:family="paragraph" style:parent-style-name="Text_20_body" style:list-style-name="L4">
      <style:paragraph-properties fo:line-height="100%"/>
      <style:text-properties fo:color="#000000" officeooo:rsid="001e0b1d" officeooo:paragraph-rsid="002af51a"/>
    </style:style>
    <style:style style:name="P19" style:family="paragraph" style:parent-style-name="Text_20_body" style:list-style-name="L2">
      <style:paragraph-properties fo:line-height="100%"/>
      <style:text-properties fo:color="#000000" officeooo:rsid="001e0b1d" officeooo:paragraph-rsid="0036d872"/>
    </style:style>
    <style:style style:name="P20" style:family="paragraph" style:parent-style-name="Text_20_body" style:list-style-name="L2">
      <style:paragraph-properties fo:line-height="100%"/>
      <style:text-properties fo:color="#000000" officeooo:rsid="001693a2" officeooo:paragraph-rsid="0036d872"/>
    </style:style>
    <style:style style:name="P21" style:family="paragraph" style:parent-style-name="Text_20_body" style:list-style-name="L2">
      <style:paragraph-properties fo:line-height="100%"/>
      <style:text-properties fo:color="#000000" officeooo:rsid="0038800b" officeooo:paragraph-rsid="0038800b"/>
    </style:style>
    <style:style style:name="P22" style:family="paragraph" style:parent-style-name="Text_20_body">
      <style:paragraph-properties fo:line-height="100%"/>
      <style:text-properties fo:color="#000000" officeooo:rsid="0038800b" officeooo:paragraph-rsid="0038800b"/>
    </style:style>
    <style:style style:name="P23" style:family="paragraph" style:parent-style-name="Text_20_body" style:list-style-name="L2">
      <style:paragraph-properties fo:line-height="100%"/>
      <style:text-properties fo:color="#000000" officeooo:rsid="003a545c" officeooo:paragraph-rsid="003a545c"/>
    </style:style>
    <style:style style:name="P24" style:family="paragraph" style:parent-style-name="Text_20_body" style:list-style-name="L3">
      <style:paragraph-properties fo:line-height="100%"/>
      <style:text-properties officeooo:rsid="001e0b1d" officeooo:paragraph-rsid="001f8fc1"/>
    </style:style>
    <style:style style:name="P25" style:family="paragraph" style:parent-style-name="Text_20_body" style:list-style-name="L3">
      <style:paragraph-properties fo:line-height="100%"/>
      <style:text-properties officeooo:rsid="001e0b1d" officeooo:paragraph-rsid="00294e35"/>
    </style:style>
    <style:style style:name="P26" style:family="paragraph" style:parent-style-name="Text_20_body" style:list-style-name="L3">
      <style:paragraph-properties fo:line-height="100%"/>
      <style:text-properties officeooo:rsid="001e0b1d" officeooo:paragraph-rsid="002d7af2"/>
    </style:style>
    <style:style style:name="P27" style:family="paragraph" style:parent-style-name="Text_20_body" style:list-style-name="L4">
      <style:paragraph-properties fo:line-height="100%"/>
      <style:text-properties officeooo:rsid="002af51a" officeooo:paragraph-rsid="002df08b"/>
    </style:style>
    <style:style style:name="P28" style:family="paragraph" style:parent-style-name="Text_20_body" style:list-style-name="L4">
      <style:paragraph-properties fo:line-height="100%"/>
      <style:text-properties officeooo:rsid="002af51a" officeooo:paragraph-rsid="002eda1e"/>
    </style:style>
    <style:style style:name="P29" style:family="paragraph" style:parent-style-name="Text_20_body" style:list-style-name="L4">
      <style:paragraph-properties fo:line-height="100%"/>
      <style:text-properties officeooo:rsid="002af51a" officeooo:paragraph-rsid="0033c58a"/>
    </style:style>
    <style:style style:name="P30" style:family="paragraph" style:parent-style-name="Heading_20_2">
      <style:paragraph-properties fo:line-height="100%" fo:text-align="end" style:justify-single-word="false"/>
      <style:text-properties fo:font-size="12pt" fo:font-weight="normal" officeooo:rsid="001352d2" officeooo:paragraph-rsid="001352d2" style:font-size-asian="10.5pt" style:font-weight-asian="normal" style:font-size-complex="12pt" style:font-weight-complex="normal"/>
    </style:style>
    <style:style style:name="P31" style:family="paragraph" style:parent-style-name="Heading_20_2">
      <style:paragraph-properties fo:line-height="100%" fo:text-align="center" style:justify-single-word="false"/>
      <style:text-properties fo:font-size="14pt" officeooo:paragraph-rsid="001352d2" style:font-size-asian="12.25pt" style:font-size-complex="14pt"/>
    </style:style>
    <style:style style:name="P32" style:family="paragraph" style:parent-style-name="Heading_20_2">
      <style:paragraph-properties fo:line-height="100%" fo:text-align="center" style:justify-single-word="false"/>
      <style:text-properties officeooo:paragraph-rsid="001352d2"/>
    </style:style>
    <style:style style:name="T1" style:family="text">
      <style:text-properties officeooo:rsid="001352d2"/>
    </style:style>
    <style:style style:name="T2" style:family="text">
      <style:text-properties style:text-underline-style="solid" style:text-underline-width="auto" style:text-underline-color="font-color" officeooo:rsid="001352d2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74dd3"/>
    </style:style>
    <style:style style:name="T8" style:family="text">
      <style:text-properties style:text-underline-style="none" officeooo:rsid="001693a2"/>
    </style:style>
    <style:style style:name="T9" style:family="text">
      <style:text-properties style:text-underline-style="none" officeooo:rsid="0019f156"/>
    </style:style>
    <style:style style:name="T10" style:family="text">
      <style:text-properties style:text-underline-style="none" officeooo:rsid="001dc813"/>
    </style:style>
    <style:style style:name="T11" style:family="text">
      <style:text-properties style:text-underline-style="none" officeooo:rsid="001b1d0e"/>
    </style:style>
    <style:style style:name="T12" style:family="text">
      <style:text-properties style:text-underline-style="none" officeooo:rsid="001bda6d"/>
    </style:style>
    <style:style style:name="T13" style:family="text">
      <style:text-properties style:text-underline-style="none" officeooo:rsid="001e0b1d"/>
    </style:style>
    <style:style style:name="T14" style:family="text">
      <style:text-properties style:text-underline-style="none" officeooo:rsid="002af51a"/>
    </style:style>
    <style:style style:name="T15" style:family="text">
      <style:text-properties style:text-underline-style="none" officeooo:rsid="0035210a"/>
    </style:style>
    <style:style style:name="T16" style:family="text">
      <style:text-properties style:text-underline-style="none" officeooo:rsid="00360ac6"/>
    </style:style>
    <style:style style:name="T17" style:family="text">
      <style:text-properties style:text-underline-style="none" officeooo:rsid="0036d872"/>
    </style:style>
    <style:style style:name="T18" style:family="text">
      <style:text-properties style:text-underline-style="none" officeooo:rsid="00398d0f"/>
    </style:style>
    <style:style style:name="T19" style:family="text">
      <style:text-properties style:text-underline-style="none" officeooo:rsid="003a00e6"/>
    </style:style>
    <style:style style:name="T20" style:family="text">
      <style:text-properties style:text-underline-style="none" officeooo:rsid="003bbbf4"/>
    </style:style>
    <style:style style:name="T21" style:family="text">
      <style:text-properties style:text-underline-style="none" officeooo:rsid="003cfea8"/>
    </style:style>
    <style:style style:name="T22" style:family="text">
      <style:text-properties fo:color="#990000" style:text-underline-style="none"/>
    </style:style>
    <style:style style:name="T23" style:family="text">
      <style:text-properties fo:color="#990000" style:text-underline-style="none" officeooo:rsid="00181364"/>
    </style:style>
    <style:style style:name="T24" style:family="text">
      <style:text-properties fo:color="#990000" style:text-underline-style="none" officeooo:rsid="001693a2"/>
    </style:style>
    <style:style style:name="T25" style:family="text">
      <style:text-properties fo:color="#990000" style:text-underline-style="none" officeooo:rsid="001e0b1d"/>
    </style:style>
    <style:style style:name="T26" style:family="text">
      <style:text-properties fo:color="#990000" style:text-underline-style="none" officeooo:rsid="001f8fc1"/>
    </style:style>
    <style:style style:name="T27" style:family="text">
      <style:text-properties fo:color="#990000" style:text-underline-style="none" officeooo:rsid="00294e35"/>
    </style:style>
    <style:style style:name="T28" style:family="text">
      <style:text-properties fo:color="#990000" style:text-underline-style="none" officeooo:rsid="002d7af2"/>
    </style:style>
    <style:style style:name="T29" style:family="text">
      <style:text-properties fo:color="#990000" style:text-underline-style="none" officeooo:rsid="002c3f56"/>
    </style:style>
    <style:style style:name="T30" style:family="text">
      <style:text-properties fo:color="#990000" style:text-underline-style="none" officeooo:rsid="002df08b"/>
    </style:style>
    <style:style style:name="T31" style:family="text">
      <style:text-properties fo:color="#990000" style:text-underline-style="none" officeooo:rsid="002e28c0"/>
    </style:style>
    <style:style style:name="T32" style:family="text">
      <style:text-properties fo:color="#990000" style:text-underline-style="none" officeooo:rsid="0033c58a"/>
    </style:style>
    <style:style style:name="T33" style:family="text">
      <style:text-properties fo:color="#000000"/>
    </style:style>
    <style:style style:name="T34" style:family="text">
      <style:text-properties fo:color="#000000" style:text-underline-style="none"/>
    </style:style>
    <style:style style:name="T35" style:family="text">
      <style:text-properties fo:color="#000000" style:text-underline-style="none" officeooo:rsid="001f8fc1"/>
    </style:style>
    <style:style style:name="T36" style:family="text">
      <style:text-properties fo:color="#000000" style:text-underline-style="none" officeooo:rsid="001693a2"/>
    </style:style>
    <style:style style:name="T37" style:family="text">
      <style:text-properties fo:color="#000000" style:text-underline-style="none" officeooo:rsid="002127c7"/>
    </style:style>
    <style:style style:name="T38" style:family="text">
      <style:text-properties fo:color="#000000" style:text-underline-style="none" officeooo:rsid="0022912c"/>
    </style:style>
    <style:style style:name="T39" style:family="text">
      <style:text-properties fo:color="#000000" style:text-underline-style="none" officeooo:rsid="00240b7a"/>
    </style:style>
    <style:style style:name="T40" style:family="text">
      <style:text-properties fo:color="#000000" style:text-underline-style="none" officeooo:rsid="00256dec"/>
    </style:style>
    <style:style style:name="T41" style:family="text">
      <style:text-properties fo:color="#000000" style:text-underline-style="none" officeooo:rsid="0025a10a"/>
    </style:style>
    <style:style style:name="T42" style:family="text">
      <style:text-properties fo:color="#000000" style:text-underline-style="none" officeooo:rsid="00268a92"/>
    </style:style>
    <style:style style:name="T43" style:family="text">
      <style:text-properties fo:color="#000000" style:text-underline-style="none" officeooo:rsid="00281b9b"/>
    </style:style>
    <style:style style:name="T44" style:family="text">
      <style:text-properties fo:color="#000000" style:text-underline-style="none" officeooo:rsid="002c3f56"/>
    </style:style>
    <style:style style:name="T45" style:family="text">
      <style:text-properties fo:color="#000000" style:text-underline-style="none" officeooo:rsid="002df08b"/>
    </style:style>
    <style:style style:name="T46" style:family="text">
      <style:text-properties fo:color="#000000" style:text-underline-style="none" officeooo:rsid="002f8086"/>
    </style:style>
    <style:style style:name="T47" style:family="text">
      <style:text-properties fo:color="#000000" style:text-underline-style="none" officeooo:rsid="00321979"/>
    </style:style>
    <style:style style:name="T48" style:family="text">
      <style:text-properties fo:color="#000000" officeooo:rsid="00398d0f"/>
    </style:style>
    <style:style style:name="T49" style:family="text">
      <style:text-properties fo:color="#000000" officeooo:rsid="0038800b"/>
    </style:style>
    <style:style style:name="T50" style:family="text">
      <style:text-properties officeooo:rsid="002e28c0"/>
    </style:style>
    <style:style style:name="T51" style:family="text">
      <style:text-properties officeooo:rsid="003a00e6"/>
    </style:style>
    <style:style style:name="T52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2">Kacper Roszczyna, Mateusz Byczkowski</text:h>
      <text:h text:style-name="P31" text:outline-level="2"><text:span text:style-name="T1">Zadanie - „Sieć autostrad” (ALHE 2016L)</text:span></text:h>
      <text:h text:style-name="P32" text:outline-level="2"><text:span text:style-name="T3">Raport końcowy</text:span></text:h>
      <text:p text:style-name="P8"><text:span text:style-name="T2">1. Opis problemu i cel projektu.</text:span></text:p>
      <text:p text:style-name="P9">Jako zadanie otrzymaliśmy do napisania program szukający optymalnej sieci autostrad łączącej miasta na mapie. Przy rozwiązywaniu problemu uwzględniamy 3 czynniki: </text:p>
      <text:p text:style-name="P9">- długość autostrady (w km) – przyjęty koszt km: 10</text:p>
      <text:p text:style-name="P9">- długość dróg dojazdowych (w km) – przyjęty koszt km: 4</text:p>
      <text:p text:style-name="P9">- ilość miejsc zjazdów z autostrady – przyjęty koszt za pojedynczy zjazd: 1</text:p>
      <text:p text:style-name="P10">Naszym zadaniem jest połączyć wszystkie miasta na mapie (plik opisujący miasta – cities.txt - [[x<text:span text:style-name="T5">1</text:span>, y<text:span text:style-name="T5">1</text:span>], [x<text:span text:style-name="T5">2</text:span><text:span text:style-name="T4">, y</text:span><text:span text:style-name="T5">2</text:span><text:span text:style-name="T4">], … [x</text:span><text:span text:style-name="T5">n</text:span><text:span text:style-name="T4">, y</text:span><text:span text:style-name="T5">n</text:span><text:span text:style-name="T4">]]) tak, aby:</text:span></text:p>
      <text:p text:style-name="P10"><text:span text:style-name="T4">funkcja celu = X*x 1 + Y*y 1 , gdzie:</text:span></text:p>
      <text:p text:style-name="P10"><text:span text:style-name="T4">X – suma długości dróg dojazdowych, w km</text:span></text:p>
      <text:p text:style-name="P10"><text:span text:style-name="T4">Y – suma długości autostrad, w km</text:span></text:p>
      <text:p text:style-name="P10"><text:span text:style-name="T4">x 1 – współczynnik kosztu 1km dróg dojazdowych</text:span></text:p>
      <text:p text:style-name="P10"><text:span text:style-name="T4">y 1 – współczynnik kosztu 1km autostrad</text:span></text:p>
      <text:p text:style-name="P10">była jak najmniejsza. </text:p>
      <text:p text:style-name="P10"/>
      <text:p text:style-name="P2">2. Realizacja projektu.</text:p>
      <text:p text:style-name="P2"><text:span text:style-name="T6">Projekt został zrealizowany w oparciu o algorytm ewolucyjny. Zastosowaliśmy krzyżowanie ruletkowe oraz operator krzyżowania arytmetyczny z wagami proporcjonalnymi do funkcji celu. Szczegółowy opis algorytmu znajduje się w specyfikacji zadania.</text:span></text:p>
      <text:p text:style-name="P3"><text:span text:style-name="T6">W programie są do ustawienia następujące parametry:</text:span></text:p>
      <text:list xml:id="list8930243879447286166" text:style-name="L1">
        <text:list-item>
          <text:p text:style-name="P11">wielkość populacji autostrad</text:p>
        </text:list-item>
        <text:list-item>
          <text:p text:style-name="P11">wielkość populacji autostrad</text:p>
        </text:list-item>
        <text:list-item>
          <text:p text:style-name="P11">liczba iteracji</text:p>
        </text:list-item>
        <text:list-item>
          <text:p text:style-name="P11">koszt km autostrady</text:p>
        </text:list-item>
        <text:list-item>
          <text:p text:style-name="P11">koszt km drogi dojazdowej</text:p>
        </text:list-item>
        <text:list-item>
          <text:p text:style-name="P11">koszt utworzenia zjazdu z autostrady</text:p>
        </text:list-item>
        <text:list-item>
          <text:p text:style-name="P11">minimalna odległość między zjazdami </text:p>
        </text:list-item>
        <text:list-item>
          <text:p text:style-name="P12"><text:span text:style-name="T49">ilość przeglądanych sieci autostrad </text:span><text:span text:style-name="T33">w każdej iteracji - </text:span><text:span text:style-name="T48">algorytm</text:span><text:span text:style-name="T49"> usuwa niepotrzebne odcinki autostrad, które w rzeczywistości pogarszają funkcję celu</text:span></text:p>
        </text:list-item>
        <text:list-item>
          <text:p text:style-name="P11">prawdopodobieństwo zmutowania genu rodzica</text:p>
        </text:list-item>
        <text:list-item>
          <text:p text:style-name="P11">prawdopodobieństwo zmutowania genu potomka</text:p>
        </text:list-item>
        <text:list-item>
          <text:p text:style-name="P11"><text:soft-page-break/>prawdopodobieństwo dodania dodatkowe odcinka autostrady</text:p>
        </text:list-item>
        <text:list-item>
          <text:p text:style-name="P11">prawdopodobieństwo dodania dodatkowego zjazdu z autostrady</text:p>
          <text:p text:style-name="P11"/>
        </text:list-item>
      </text:list>
      <text:p text:style-name="P4">3. Wyniki testów.</text:p>
      <text:p text:style-name="P4"><text:span text:style-name="T6">Poniżej prezentujemy wyniki testów (uśrednione wyniki z 10 prób) dla różnych parametrów programu:</text:span></text:p>
      <text:p text:style-name="P4"><text:span text:style-name="T6">Domyślne ustawienia </text:span><text:span text:style-name="T13">(plik tests.py)</text:span><text:span text:style-name="T6">:</text:span></text:p>
      <text:p text:style-name="P4"><text:span text:style-name="T6">highway_populations = [50]</text:span></text:p>
      <text:p text:style-name="P4"><text:span text:style-name="T6">turns_populations = [50]</text:span></text:p>
      <text:p text:style-name="P4"><text:span text:style-name="T6">max_iterations = [50]</text:span></text:p>
      <text:p text:style-name="P4"><text:span text:style-name="T6">highway_km_cost = [10]</text:span></text:p>
      <text:p text:style-name="P4"><text:span text:style-name="T6">route_km_cost = [4]</text:span></text:p>
      <text:p text:style-name="P4"><text:span text:style-name="T6">turn_cost = [1]</text:span></text:p>
      <text:p text:style-name="P4"><text:span text:style-name="T6">turn_min_dist = [1]</text:span></text:p>
      <text:p text:style-name="P4"><text:span text:style-name="T6">num_analyzed=[</text:span><text:span text:style-name="T9">3</text:span><text:span text:style-name="T6">0]</text:span></text:p>
      <text:p text:style-name="P4"><text:span text:style-name="T6">parent_mut_chance = [0.5]</text:span></text:p>
      <text:p text:style-name="P4"><text:span text:style-name="T6">child_mut_chance = [0.5]</text:span></text:p>
      <text:p text:style-name="P4"><text:span text:style-name="T6">child_add_highway_chance = [0.5]</text:span></text:p>
      <text:p text:style-name="P4"><text:span text:style-name="T6">turn_mut_chance = [0.5]</text:span></text:p>
      <text:p text:style-name="P7"><text:span text:style-name="T6">Będziemy modyfikować jedynie konkretne parametry, reszta pozostanie bez zmian.</text:span></text:p>
      <text:list xml:id="list3538537039067176234" text:style-name="L2">
        <text:list-item>
          <text:p text:style-name="P5"><text:span text:style-name="T6">Analiza pod kątem wpływu rozmiaru populacji na funkcję celu:</text:span></text:p>
          <text:list>
            <text:list-item>
              <text:p text:style-name="P6"><text:span text:style-name="T6">dla mały populacji wielkości 5</text:span><text:span text:style-name="T7">(</text:span><text:span text:style-name="T6">highway_populations = [</text:span><text:span text:style-name="T7">5</text:span><text:span text:style-name="T6">], turns_populations = [5]</text:span><text:span text:style-name="T7">)</text:span><text:span text:style-name="T6"> otrzymaliśmy </text:span><text:span text:style-name="T22">f=</text:span><text:span text:style-name="T23">834.33</text:span></text:p>
            </text:list-item>
            <text:list-item>
              <text:p text:style-name="P13"><text:span text:style-name="T6">dla średnich populacji wielkości 50 </text:span><text:span text:style-name="T7">(</text:span><text:span text:style-name="T8">highway_populations = [</text:span><text:span text:style-name="T7">5</text:span><text:span text:style-name="T10">0</text:span><text:span text:style-name="T8">], turns_populations = [5</text:span><text:span text:style-name="T10">0</text:span><text:span text:style-name="T8">]</text:span><text:span text:style-name="T7">)</text:span><text:span text:style-name="T8"> otrzymaliśmy </text:span><text:span text:style-name="T24">f=</text:span><text:span text:style-name="T22">774.96</text:span></text:p>
            </text:list-item>
            <text:list-item>
              <text:p text:style-name="P14"><text:span text:style-name="T6">dla </text:span><text:span text:style-name="T11">dużych</text:span><text:span text:style-name="T6"> populacji wielkości </text:span><text:span text:style-name="T11">10</text:span><text:span text:style-name="T6">0 </text:span><text:span text:style-name="T7">(</text:span><text:span text:style-name="T8">highway_populations = [</text:span><text:span text:style-name="T12">100</text:span><text:span text:style-name="T8">], turns_populations = [</text:span><text:span text:style-name="T12">100</text:span><text:span text:style-name="T8">]</text:span><text:span text:style-name="T7">)</text:span><text:span text:style-name="T8"> otrzymaliśmy </text:span><text:span text:style-name="T24">f=</text:span><text:span text:style-name="T25">752.17</text:span></text:p>
            </text:list-item>
          </text:list>
        </text:list-item>
      </text:list>
      <text:list xml:id="list297571780438648032" text:style-name="L3">
        <text:list-item>
          <text:p text:style-name="P17"><text:span text:style-name="T13">Analiza pod kątem wpływu liczby iteracji na funkcję celu: </text:span></text:p>
          <text:list>
            <text:list-item>
              <text:p text:style-name="P24"><text:span text:style-name="T34">dla </text:span><text:span text:style-name="T41">małej</text:span><text:span text:style-name="T34"> liczby iteracji: 5</text:span><text:span text:style-name="T35">0</text:span><text:span text:style-name="T34"> </text:span><text:span text:style-name="T35">(</text:span><text:span text:style-name="T36">max_iterations = [5</text:span><text:span text:style-name="T35">0</text:span><text:span text:style-name="T36">]</text:span><text:span text:style-name="T35">) otrzymaliśmy</text:span><text:span text:style-name="T26"> f=764.73</text:span></text:p>
            </text:list-item>
            <text:list-item>
              <text:p text:style-name="P25"><text:span text:style-name="T34">dla </text:span><text:span text:style-name="T37">średnie</text:span><text:span text:style-name="T34">j liczby iteracji: </text:span><text:span text:style-name="T38">1</text:span><text:span text:style-name="T39">0</text:span><text:span text:style-name="T35">0</text:span><text:span text:style-name="T34"> </text:span><text:span text:style-name="T35">(</text:span><text:span text:style-name="T36">max_iterations = [</text:span><text:span text:style-name="T40">10</text:span><text:span text:style-name="T35">0</text:span><text:span text:style-name="T36">]</text:span><text:span text:style-name="T35">) otrzymaliśmy</text:span><text:span text:style-name="T26"> f=</text:span><text:span text:style-name="T27">759.88</text:span></text:p>
            </text:list-item>
            <text:list-item>
              <text:p text:style-name="P26"><text:span text:style-name="T35">dla </text:span><text:span text:style-name="T42">dużej liczby</text:span><text:span text:style-name="T35"> iteracji: </text:span><text:span text:style-name="T42">25</text:span><text:span text:style-name="T35">0 (</text:span><text:span text:style-name="T36">max_iterations = [</text:span><text:span text:style-name="T43">25</text:span><text:span text:style-name="T35">0</text:span><text:span text:style-name="T36">]</text:span><text:span text:style-name="T35">) otrzymaliśmy</text:span><text:span text:style-name="T26"> f=</text:span><text:span text:style-name="T28">707.71</text:span></text:p>
            </text:list-item>
          </text:list>
        </text:list-item>
      </text:list>
      <text:list xml:id="list6985777180844029727" text:style-name="L4">
        <text:list-item>
          <text:p text:style-name="P18"><text:span text:style-name="T6">Analiza pod kątem wpływu </text:span><text:span text:style-name="T14">prawdopodobieństwa mutacji</text:span><text:span text:style-name="T6"> na funkcję celu: </text:span></text:p>
          <text:list>
            <text:list-item>
              <text:p text:style-name="P27"><text:span text:style-name="T34">dla małego prawdopodobieństwa mutacji (</text:span><text:span text:style-name="T36">parent_mut_chance = [0.</text:span><text:span text:style-name="T34">1</text:span><text:span text:style-name="T36">], </text:span><text:span text:style-name="T8">child_mut_chance = [0.</text:span><text:span text:style-name="T6">1</text:span><text:span text:style-name="T8">], child_add_highway_chance = [0.</text:span><text:span text:style-name="T6">1</text:span><text:span text:style-name="T8">], </text:span><text:span text:style-name="T36">turn_mut_chance = [0.</text:span><text:span text:style-name="T34">1</text:span><text:span text:style-name="T36">]</text:span><text:span text:style-name="T34">) </text:span><text:span text:style-name="T44">otrzymaliśmy </text:span><text:span text:style-name="T29">f=</text:span><text:span text:style-name="T30">726.95</text:span></text:p>
            </text:list-item>
            <text:list-item>
              <text:p text:style-name="P28"><text:span text:style-name="T45">dla średniego prawdopodobieństwa mutacji (</text:span><text:span text:style-name="T36">parent_mut_chance = [0.</text:span><text:span text:style-name="T45">5</text:span><text:span text:style-name="T36">], child_mut_chance = [0.</text:span><text:span text:style-name="T45">5</text:span><text:span text:style-name="T36">], child_add_highway_chance = [0.</text:span><text:span text:style-name="T45">5</text:span><text:span text:style-name="T36">], turn_mut_chance = </text:span><text:soft-page-break/><text:span text:style-name="T36">[0.</text:span><text:span text:style-name="T45">5</text:span><text:span text:style-name="T36">]</text:span><text:span text:style-name="T45">) </text:span><text:span text:style-name="T44">otrzymaliśmy </text:span><text:span text:style-name="T29">f=</text:span><text:span text:style-name="T31">703.54</text:span></text:p>
            </text:list-item>
            <text:list-item>
              <text:p text:style-name="P29"><text:span text:style-name="T45">dla </text:span><text:span text:style-name="T46">dużeg</text:span><text:span text:style-name="T45">o prawdopodobieństwa mutacji (</text:span><text:span text:style-name="T36">parent_mut_chance = [0.</text:span><text:span text:style-name="T47">7</text:span><text:span text:style-name="T36">], child_mut_chance = [0.</text:span><text:span text:style-name="T47">7</text:span><text:span text:style-name="T36">], child_add_highway_chance = [0.</text:span><text:span text:style-name="T47">7</text:span><text:span text:style-name="T36">], turn_mut_chance = [0.</text:span><text:span text:style-name="T47">7</text:span><text:span text:style-name="T36">]</text:span><text:span text:style-name="T45">) </text:span><text:span text:style-name="T44">otrzymaliśmy </text:span><text:span text:style-name="T29">f=</text:span><text:span text:style-name="T32">681.47</text:span></text:p>
            </text:list-item>
          </text:list>
        </text:list-item>
      </text:list>
      <text:p text:style-name="P15"><text:span text:style-name="T50">4. </text:span>Analiza wyników.</text:p>
      <text:list xml:id="list150535304278161" text:continue-list="list3538537039067176234" text:style-name="L2">
        <text:list-item>
          <text:p text:style-name="P20"><text:span text:style-name="T6">Analiza pod kątem wpływu rozmiaru populacji na funkcję celu: </text:span></text:p>
          <text:p text:style-name="P20"><text:span text:style-name="T15">Testy przeprowadzone dla coraz większych rozmiarów populacji dały wyniki zgodne z oczekiwaniami – im większa populacja tym lepsza funkcja celu. Oczywiście dla naszego rozkładu miast w pliku cities.txt (stosunkowo niewielka liczba miast) dalsze zwiększanie liczby populacji nie daje już tak dużej poprawy wyniku, ponieważ wszystkie możliwości zostały już praktycznie wyczerpane. </text:span><text:span text:style-name="T16">Pokazuje to, że algorytm działa poprawnie, a większa liczba potencjalnych osobników do krzyżowania daje lepsze rezultaty.</text:span></text:p>
        </text:list-item>
        <text:list-item>
          <text:p text:style-name="P20"><text:span text:style-name="T13">Analiza pod kątem wpływu liczby iteracji na funkcję celu: </text:span></text:p>
          <text:p text:style-name="P20"><text:span text:style-name="T17">Testy przeprowadzone dla coraz większych liczb iteracji (reprodukcji populacji) dały wyniki zgodne z oczekiwaniami – im większa liczba iteracji, tym lepszy wynik. Jest to potwierdzeniem tego, że algorytm działa poprawnie, a ewolucja faktycznie działa i idzie w dobrą stronę, wybierając coraz lepsze osobniki do krzyżowania w kolejnych iteracjach.</text:span></text:p>
        </text:list-item>
        <text:list-item>
          <text:p text:style-name="P19"><text:span text:style-name="T17">Analiza pod kątem wpływu </text:span><text:span text:style-name="T14">prawdopodobieństwa mutacji</text:span><text:span text:style-name="T17"> na funkcję celu:</text:span></text:p>
          <text:p text:style-name="P21"><text:span text:style-name="T17">T</text:span><text:span text:style-name="T6">esty przeprowadzone dla coraz większych prawdopodobieństw mutacji pokazują, że im większe prawdopodobieństwo mutacji – tym bardziej zwiększamy szansę na wyjście poza minimum lokalne i osiągnięcie lepszego rezultatu. Oczywiście nie bez znaczenia jest fakt zastosowania parametru </text:span><text:span text:style-name="T52">num_analyzed</text:span><text:span text:style-name="T6">, który określa ilość przeglądanych sieci autostrad, </text:span><text:span text:style-name="T18">a następnie algorytm</text:span><text:span text:style-name="T6"> usuwa niepotrzebne odcinki autostrad, które w rzeczywistości pogarszają funkcję celu – ten parametr </text:span><text:span text:style-name="T19">minimalizuje prawdopodobieństwo wystąpienia mutacji kierujących ewolucję w złą stronę</text:span></text:p>
        </text:list-item>
        <text:list-item>
          <text:p text:style-name="P23"><text:span text:style-name="T19">O</text:span><text:span text:style-name="T6">kazuje się że największy wpływ na funkcję celu mają (w kolejności według wpływu):</text:span></text:p>
          <text:list>
            <text:list-item>
              <text:p text:style-name="P23"><text:span text:style-name="T6">Prawdopodobieństwo mutacji*</text:span></text:p>
            </text:list-item>
            <text:list-item>
              <text:p text:style-name="P23"><text:span text:style-name="T6">Liczba iteracji</text:span></text:p>
            </text:list-item>
            <text:list-item>
              <text:p text:style-name="P23"><text:span text:style-name="T6">Wielkość populacji</text:span></text:p>
            </text:list-item>
          </text:list>
        </text:list-item>
      </text:list>
      <text:p text:style-name="P22"><text:span text:style-name="T19">*</text:span><text:span text:style-name="T21">Przy mutacji trzeba uwzględnić fakt wprowadzenia usprawnienia heurystycznego, który analizuje określoną liczbę autostrad pod kątem wyrzucenia odcinków pogarszających funkcję celu.</text:span></text:p>
      <text:p text:style-name="P22"><text:span text:style-name="T21"/></text:p>
      <text:p text:style-name="P16">5. <text:span text:style-name="T51">P</text:span>odsumowanie.</text:p>
      <text:p text:style-name="P1">Zrealizowany przez nas program spełnia cele postawione przed przystąpieniem do realizacji zadania. Ewolucja zmierza w dobrą stronę, a usprawnienia heurystyczne spełniają założone funkcje i faktycznie poprawiają funkcję celu. Jedynym aspektem, którego nie udało nam się zrealizować w porównaniu ze specyfikacją zadania jest szersza seria testów, której nie zdążyliśmy zrealizowa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3:27:01.998156167</meta:creation-date>
    <dc:date>2016-06-05T15:05:34.156739405</dc:date>
    <meta:editing-duration>PT1H38M14S</meta:editing-duration>
    <meta:editing-cycles>42</meta:editing-cycles>
    <meta:generator>LibreOffice/5.0.5.2$Linux_X86_64 LibreOffice_project/00m0$Build-2</meta:generator>
    <meta:document-statistic meta:table-count="0" meta:image-count="0" meta:object-count="0" meta:page-count="3" meta:paragraph-count="73" meta:word-count="775" meta:character-count="5791" meta:non-whitespace-character-count="5104"/>
  </office:meta>
</office:document-meta>
</file>